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1 – Data Gathering</text:p>
      <text:p text:style-name="P8">4002-XXX</text:p>
      <text:p text:style-name="P6"/>
      <text:p text:style-name="P4">(These specifications may be changed by the instructor at any time)</text:p>
      <text:p text:style-name="P7"/>
      <text:p text:style-name="P3"><text:tab/><text:span text:style-name="T5">Purpose: </text:span>Now that you have project ideas, you need to see if there are similar projects available <text:tab/>as open source software. You need to go out and research what software is available that is <text:tab/>potentially identical, similar or has similar goals. If your idea already has an open source <text:tab/>competitor, you should have a reason for reinventing the wheel. This will have to be approved <text:tab/>by the professor. <text:line-break/><text:line-break/><text:tab/><text:span text:style-name="T6">Possible Resources: </text:span><text:line-break/><text:tab/>Software Repositories (Ubuntu Software Center, Fedora Software Repositories, etc)<text:line-break/><text:tab/>Osalt.com<text:line-break/><text:tab/>alternativeto.net</text:p>
      <text:p text:style-name="P3"><text:tab/>Ubuntu Forums</text:p>
      <text:p text:style-name="P3"><text:tab/>Fedora Forums</text:p>
      <text:p text:style-name="P3"><text:tab/>Linux Forums</text:p>
      <text:p text:style-name="P3"><text:tab/>Google searches<text:line-break/><text:tab/>Wikipedia</text:p>
      <text:p text:style-name="P3"/>
      <text:p text:style-name="P3"><text:tab/><text:line-break/><text:tab/><text:span text:style-name="T5">Activity </text:span>– Individually, take your 15 favorite ideas and create a list of similar open source <text:tab/>software for each one. In some cases, there may not be any open source equivalents. Ensure you <text:tab/>do a thorough job of searching so you don't lose points. Ideas without open source equivalents <text:tab/>will probably be your project options, but you are still allowed to choose an idea that already a <text:tab/>similar open source alternative.<text:line-break/><text:line-break/><text:tab/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width="1.3425in" svg:height="0.4693in" draw:z-index="0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2T13:45:21</meta:creation-date>
    <dc:date>2012-02-29T00:03:54</dc:date>
    <dc:creator>Ren </dc:creator>
    <meta:editing-duration>PT4H8M4S</meta:editing-duration>
    <meta:editing-cycles>20</meta:editing-cycles>
    <meta:generator>LibreOffice/3.3$Unix LibreOffice_project/330m19$Build-401</meta:generator>
    <meta:document-statistic meta:table-count="1" meta:image-count="1" meta:object-count="0" meta:page-count="1" meta:paragraph-count="14" meta:word-count="205" meta:character-count="1299"/>
  </office:meta>
</office:document-meta>
</file>